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bf35"/>
    </style:style>
    <style:style style:name="P2" style:family="paragraph" style:parent-style-name="Text_20_body" style:list-style-name="L1">
      <style:text-properties officeooo:rsid="00194680" officeooo:paragraph-rsid="00194680"/>
    </style:style>
    <style:style style:name="P3" style:family="paragraph" style:parent-style-name="Text_20_body" style:list-style-name="L2">
      <style:text-properties officeooo:rsid="001aafb8" officeooo:paragraph-rsid="001aafb8"/>
    </style:style>
    <style:style style:name="P4" style:family="paragraph" style:parent-style-name="Title">
      <style:text-properties officeooo:rsid="0016bf35" officeooo:paragraph-rsid="0016bf35"/>
    </style:style>
    <style:style style:name="P5" style:family="paragraph" style:parent-style-name="Subtitle">
      <style:text-properties officeooo:rsid="0016bf35" officeooo:paragraph-rsid="0016bf35"/>
    </style:style>
    <style:style style:name="P6" style:family="paragraph" style:parent-style-name="Heading_20_1">
      <style:text-properties officeooo:rsid="0016bf35" officeooo:paragraph-rsid="0016bf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askell Assignment 1</text:p>
      <text:p text:style-name="P5">Planning</text:p>
      <text:h text:style-name="P6" text:outline-level="1">listToBag</text:h>
      <text:list xml:id="list928145072979864413" text:style-name="L1">
        <text:list-item>
          <text:p text:style-name="P2">Go through each item in list recursively</text:p>
        </text:list-item>
        <text:list-item>
          <text:p text:style-name="P2">If item is already in bag, cons on tuple with same item but with quantity increased by 1</text:p>
        </text:list-item>
        <text:list-item>
          <text:p text:style-name="P2">Else cons on a new tuple with item and quantity of 1</text:p>
        </text:list-item>
      </text:list>
      <text:h text:style-name="P6" text:outline-level="1">bagEqual</text:h>
      <text:list xml:id="list7685639384570188802" text:style-name="L2">
        <text:list-item>
          <text:p text:style-name="P3">Sort lists</text:p>
        </text:list-item>
        <text:list-item>
          <text:p text:style-name="P3">See if item tuples are the same</text:p>
        </text:list-item>
      </text:list>
      <text:h text:style-name="P6" text:outline-level="1">bagInsert</text:h>
      <text:p text:style-name="P1"/>
      <text:h text:style-name="P6" text:outline-level="1">bagSum</text:h>
      <text:p text:style-name="P1"/>
      <text:h text:style-name="P6" text:outline-level="1">bagIntersection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O'Leary</meta:initial-creator>
    <meta:creation-date>2015-10-10T11:23:29.373976643</meta:creation-date>
    <dc:date>2015-10-10T11:26:23.226804487</dc:date>
    <dc:creator>Joshua O'Leary</dc:creator>
    <meta:editing-duration>PT2M53S</meta:editing-duration>
    <meta:editing-cycles>4</meta:editing-cycles>
    <meta:generator>LibreOffice/4.4.5.2$Linux_X86_64 LibreOffice_project/40$Build-2</meta:generator>
    <meta:document-statistic meta:table-count="0" meta:image-count="0" meta:object-count="0" meta:page-count="1" meta:paragraph-count="12" meta:word-count="60" meta:character-count="306" meta:non-whitespace-character-count="263"/>
  </office:meta>
</office:document-meta>
</file>